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FreeSans1" fo:font-size="11pt"/>
    </style:style>
    <style:style style:name="ce2" style:family="table-cell" style:parent-style-name="Default" style:data-style-name="N100">
      <style:table-cell-properties fo:border-bottom="0.74pt solid #000000" fo:border-left="1.11pt double-thin #000000" style:border-line-width-left="0.18mm 0.04mm 0.18mm" fo:border-right="0.74pt solid #000000" fo:border-top="1.11pt double-thin #000000" style:border-line-width-top="0.18mm 0.04mm 0.18mm"/>
      <style:text-properties style:font-name="FreeSans1" fo:font-size="11pt"/>
    </style:style>
    <style:style style:name="ce3" style:family="table-cell" style:parent-style-name="Default" style:data-style-name="N100">
      <style:table-cell-properties fo:border-bottom="0.74pt solid #000000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4" style:family="table-cell" style:parent-style-name="Default" style:data-style-name="N100">
      <style:table-cell-properties fo:border-bottom="1.11pt double-thin #000000" style:border-line-width-bottom="0.18mm 0.04mm 0.18mm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6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8" style:family="table-cell" style:parent-style-name="Default" style:data-style-name="N2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4" style:family="table-cell" style:parent-style-name="Default" style:data-style-name="N2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3.09mm" svg:height="106.99mm" svg:x="0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5"/>
          <table:table-cell table:style-name="ce9" table:number-columns-repeated="3"/>
          <table:table-cell table:style-name="ce5"/>
          <table:table-cell table:number-columns-repeated="5"/>
        </table:table-row>
        <table:table-row table:style-name="ro2" table:number-rows-repeated="23">
          <table:table-cell table:number-columns-repeated="11"/>
        </table:table-row>
        <table:table-row table:style-name="ro1">
          <table:table-cell table:style-name="ce2" office:value-type="string" calcext:value-type="string">
            <text:p>Елемент</text:p>
          </table:table-cell>
          <table:table-cell table:style-name="ce6" office:value-type="string" calcext:value-type="string">
            <text:p>L, м</text:p>
          </table:table-cell>
          <table:table-cell table:style-name="ce10" office:value-type="string" calcext:value-type="string">
            <text:p>W, м</text:p>
          </table:table-cell>
          <table:table-cell table:style-name="ce10" office:value-type="string" calcext:value-type="string">
            <text:p>H1, м</text:p>
          </table:table-cell>
          <table:table-cell table:style-name="ce10" office:value-type="string" calcext:value-type="string">
            <text:p>H2, м</text:p>
          </table:table-cell>
          <table:table-cell table:style-name="ce12" office:value-type="string" calcext:value-type="string">
            <text:p>V, м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1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0.5" calcext:value-type="float">
            <text:p>0,50</text:p>
          </table:table-cell>
          <table:table-cell table:number-columns-repeated="2" table:style-name="ce7" office:value-type="float" office:value="0.27" calcext:value-type="float">
            <text:p>0,27</text:p>
          </table:table-cell>
          <table:table-cell table:style-name="ce13" table:formula="of:=[.B26]*[.C26]*([.D26]+[.E26])/2" office:value-type="float" office:value="0.47925" calcext:value-type="float">
            <text:p>0,4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2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6" calcext:value-type="float">
            <text:p>0,26</text:p>
          </table:table-cell>
          <table:table-cell table:style-name="ce13" table:formula="of:=[.B27]*[.C27]*([.D27]+[.E27])/2" office:value-type="float" office:value="0.43725" calcext:value-type="float">
            <text:p>0,4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3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85" calcext:value-type="float">
            <text:p>0,29</text:p>
          </table:table-cell>
          <table:table-cell table:style-name="ce13" table:formula="of:=[.B28]*[.C28]*([.D28]+[.E28])/2" office:value-type="float" office:value="0.449625" calcext:value-type="float">
            <text:p>0,45</text:p>
          </table:table-cell>
          <table:table-cell table:number-columns-repeated="4"/>
          <table:table-cell office:value-type="string" calcext:value-type="string">
            <text:p>'</text:p>
          </table:table-cell>
        </table:table-row>
        <table:table-row table:style-name="ro1">
          <table:table-cell table:style-name="ce3" office:value-type="string" calcext:value-type="string">
            <text:p>Передня 4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85" calcext:value-type="float">
            <text:p>0,29</text:p>
          </table:table-cell>
          <table:table-cell table:style-name="ce7" office:value-type="float" office:value="0.34" calcext:value-type="float">
            <text:p>0,34</text:p>
          </table:table-cell>
          <table:table-cell table:style-name="ce13" table:formula="of:=[.B29]*[.C29]*([.D29]+[.E29])/2" office:value-type="float" office:value="0.515625" calcext:value-type="float">
            <text:p>0,5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5</text:p>
          </table:table-cell>
          <table:table-cell table:style-name="ce7" office:value-type="float" office:value="4.55" calcext:value-type="float">
            <text:p>4,55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45" calcext:value-type="float">
            <text:p>0,45</text:p>
          </table:table-cell>
          <table:table-cell table:style-name="ce13" table:formula="of:=[.B30]*[.C30]*([.D30]+[.E30])/2" office:value-type="float" office:value="0.898625" calcext:value-type="float">
            <text:p>0,9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1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0.425" calcext:value-type="float">
            <text:p>0,43</text:p>
          </table:table-cell>
          <table:table-cell table:style-name="ce13" table:formula="of:=[.B31]*[.C31]*([.D31]+[.E31])/2" office:value-type="float" office:value="0.7499375" calcext:value-type="float">
            <text:p>0,7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2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425" calcext:value-type="float">
            <text:p>0,43</text:p>
          </table:table-cell>
          <table:table-cell table:style-name="ce7" office:value-type="float" office:value="0.51" calcext:value-type="float">
            <text:p>0,51</text:p>
          </table:table-cell>
          <table:table-cell table:style-name="ce13" table:formula="of:=[.B32]*[.C32]*([.D32]+[.E32])/2" office:value-type="float" office:value="0.771375" calcext:value-type="float">
            <text:p>0,7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3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5" calcext:value-type="float">
            <text:p>0,50</text:p>
          </table:table-cell>
          <table:table-cell table:style-name="ce13" table:formula="of:=[.B33]*[.C33]*([.D33]+[.E33])/2" office:value-type="float" office:value="0.83325" calcext:value-type="float">
            <text:p>0,8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4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56" calcext:value-type="float">
            <text:p>0,56</text:p>
          </table:table-cell>
          <table:table-cell table:style-name="ce13" table:formula="of:=[.B34]*[.C34]*([.D34]+[.E34])/2" office:value-type="float" office:value="0.8745" calcext:value-type="float">
            <text:p>0,8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5</text:p>
          </table:table-cell>
          <table:table-cell table:style-name="ce7" office:value-type="float" office:value="4.55" calcext:value-type="float">
            <text:p>4,55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645" calcext:value-type="float">
            <text:p>0,65</text:p>
          </table:table-cell>
          <table:table-cell table:style-name="ce13" table:formula="of:=[.B35]*[.C35]*([.D35]+[.E35])/2" office:value-type="float" office:value="1.3706875" calcext:value-type="float">
            <text:p>1,3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Ліва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42" calcext:value-type="float">
            <text:p>0,42</text:p>
          </table:table-cell>
          <table:table-cell table:style-name="ce13" table:formula="of:=[.B36]*[.C36]*([.D36]+[.E36])/2" office:value-type="float" office:value="1.0005" calcext:value-type="float">
            <text:p>1,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1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425" calcext:value-type="float">
            <text:p>0,43</text:p>
          </table:table-cell>
          <table:table-cell table:style-name="ce13" table:formula="of:=[.B37]*[.C37]*([.D37]+[.E37])/2" office:value-type="float" office:value="0.8062" calcext:value-type="float">
            <text:p>0,8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2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51" calcext:value-type="float">
            <text:p>0,51</text:p>
          </table:table-cell>
          <table:table-cell table:style-name="ce13" table:formula="of:=[.B38]*[.C38]*([.D38]+[.E38])/2" office:value-type="float" office:value="0.8932" calcext:value-type="float">
            <text:p>0,8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3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85" calcext:value-type="float">
            <text:p>0,29</text:p>
          </table:table-cell>
          <table:table-cell table:style-name="ce7" office:value-type="float" office:value="0.5" calcext:value-type="float">
            <text:p>0,50</text:p>
          </table:table-cell>
          <table:table-cell table:style-name="ce13" table:formula="of:=[.B39]*[.C39]*([.D39]+[.E39])/2" office:value-type="float" office:value="0.9106" calcext:value-type="float">
            <text:p>0,9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4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56" calcext:value-type="float">
            <text:p>0,56</text:p>
          </table:table-cell>
          <table:table-cell table:style-name="ce13" table:formula="of:=[.B40]*[.C40]*([.D40]+[.E40])/2" office:value-type="float" office:value="1.044" calcext:value-type="float">
            <text:p>1,0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рава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.645" calcext:value-type="float">
            <text:p>0,65</text:p>
          </table:table-cell>
          <table:table-cell table:style-name="ce13" table:formula="of:=[.B41]*[.C41]*([.D41]+[.E41])/2" office:value-type="float" office:value="1.58775" calcext:value-type="float">
            <text:p>1,5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ічка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75" calcext:value-type="float">
            <text:p>0,75</text:p>
          </table:table-cell>
          <table:table-cell table:style-name="ce13" table:formula="of:=[.B42]*[.C42]*([.D42]+[.E42])/2" office:value-type="float" office:value="0.6825" calcext:value-type="float">
            <text:p>0,6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Разом</text:p>
          </table:table-cell>
          <table:table-cell table:style-name="ce8" table:number-columns-repeated="4"/>
          <table:table-cell table:style-name="ce14" table:formula="of:=SUM([.F26:.F42])" office:value-type="float" office:value="14.304875" calcext:value-type="float">
            <text:p>14,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.00.0000</text:date>, <text:time style:data-style-name="N2" text:time-value="09:17:12.228346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1-16T06:35:32.695837010</meta:creation-date>
    <dc:date>2020-11-16T09:19:19.313482473</dc:date>
    <dc:creator>Віталій </dc:creator>
    <meta:editing-duration>PT30M15S</meta:editing-duration>
    <meta:editing-cycles>9</meta:editing-cycles>
    <meta:generator>LibreOffice/6.2.8.2$Linux_X86_64 LibreOffice_project/20$Build-2</meta:generator>
    <meta:document-statistic meta:table-count="1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4.5cm" fo:padding-top="0.05cm" fo:padding-bottom="0.05cm" fo:padding-left="0.05cm" fo:padding-right="0.05cm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cm" fo:min-width="4.9cm" fo:padding-top="0.05cm" fo:padding-bottom="0.05cm" fo:padding-left="0.05cm" fo:padding-right="0.05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5cm" fo:padding-top="0.05cm" fo:padding-bottom="0.05cm" fo:padding-left="0.05cm" fo:padding-right="0.05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2.8cm" fo:padding-top="0.05cm" fo:padding-bottom="0.05cm" fo:padding-left="0.05cm" fo:padding-right="0.05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2.5cm" fo:padding-top="0.05cm" fo:padding-bottom="0.05cm" fo:padding-left="0.05cm" fo:padding-right="0.05cm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3.2cm" fo:padding-top="0.05cm" fo:padding-bottom="0.05cm" fo:padding-left="0.05cm" fo:padding-right="0.05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4cm" fo:min-width="2.7cm" fo:padding-top="0.05cm" fo:padding-bottom="0.05cm" fo:padding-left="0.05cm" fo:padding-right="0.05cm"/>
    </style:style>
    <style:style style:name="gr8" style:family="graphic" style:parent-style-name="standard">
      <style:graphic-properties svg:stroke-width="0.1cm" svg:stroke-color="#ffd428" draw:marker-start-width="0.35cm" draw:marker-end-width="0.35cm" draw:fill="solid" draw:fill-color="#ffffd7" draw:textarea-horizontal-align="justify" draw:textarea-vertical-align="middle" draw:auto-grow-height="false" fo:min-height="0.651cm" fo:min-width="0.601cm" fo:padding-top="0.175cm" fo:padding-bottom="0.175cm" fo:padding-left="0.3cm" fo:padding-right="0.3cm" fo:wrap-option="no-wrap"/>
    </style:style>
    <style:style style:name="gr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1cm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d7"/>
      <style:paragraph-properties fo:text-align="center"/>
      <style:text-properties style:font-name="FreeSans1" fo:font-size="14pt" style:font-size-asian="18pt" style:font-size-complex="18pt"/>
    </style:style>
    <style:style style:name="T1" style:family="text">
      <style:text-properties style:font-name="FreeSans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0.5cm" draw:transform="rotate (1.5707963267949) translate (2cm 8.5cm)">
          <text:p text:style-name="P1"><text:span text:style-name="T1">Ліва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4.6cm 8.5cm)">
          <text:p text:style-name="P1"><text:span text:style-name="T1">Середня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7.1cm 8.5cm)">
          <text:p text:style-name="P1"><text:span text:style-name="T1">Середня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9.6cm 8.5cm)">
          <text:p text:style-name="P1"><text:span text:style-name="T1">Середня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12.1cm 8.5cm)">
          <text:p text:style-name="P1"><text:span text:style-name="T1">Середня 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0.5cm" draw:transform="rotate (1.5707963267949) translate (15cm 8.5cm)">
          <text:p text:style-name="P1"><text:span text:style-name="T1">Права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cm" svg:height="0.5cm" svg:x="2cm" svg:y="3cm">
          <text:p text:style-name="P1"><text:span text:style-name="T1">Задня 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4.8cm" svg:y="3cm">
          <text:p text:style-name="P1"><text:span text:style-name="T1">Задня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7.3cm" svg:y="3cm">
          <text:p text:style-name="P1"><text:span text:style-name="T1">Задня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9.8cm" svg:y="3cm">
          <text:p text:style-name="P1"><text:span text:style-name="T1">Задня 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5cm" svg:x="12.3cm" svg:y="3cm">
          <text:p text:style-name="P1"><text:span text:style-name="T1">Задня 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cm" svg:height="0.5cm" svg:x="2cm" svg:y="8.5cm">
          <text:p text:style-name="P1"><text:span text:style-name="T1">Передн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5cm" svg:height="0.5cm" svg:x="4.8cm" svg:y="8.5cm">
          <text:p text:style-name="P1"><text:span text:style-name="T1">Передня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7.3cm" svg:y="8.5cm">
          <text:p text:style-name="P1"><text:span text:style-name="T1">Передня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9.8cm" svg:y="8.5cm">
          <text:p text:style-name="P1"><text:span text:style-name="T1">Передня 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5cm" svg:x="12.3cm" svg:y="8.5cm">
          <text:p text:style-name="P1"><text:span text:style-name="T1">Передня 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cm" svg:height="1cm" svg:x="1.3cm" svg:y="1.7cm">
          <text:p text:style-name="P1"><text:span text:style-name="T1">0,4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3.8cm" svg:y="1.7cm">
          <text:p text:style-name="P1"><text:span text:style-name="T1">0,42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6.3cm" svg:y="1.7cm">
          <text:p text:style-name="P1"><text:span text:style-name="T1">0,5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8.8cm" svg:y="1.7cm">
          <text:p text:style-name="P1"><text:span text:style-name="T1">0,5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1.3cm" svg:y="1.7cm">
          <text:p text:style-name="P1"><text:span text:style-name="T1">0,5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4.2cm" svg:y="1.7cm">
          <text:p text:style-name="P1"><text:span text:style-name="T1">0,64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.3cm" svg:y="9.5cm">
          <text:p text:style-name="P1"><text:span text:style-name="T1">0,2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3.8cm" svg:y="9.5cm">
          <text:p text:style-name="P1"><text:span text:style-name="T1">0,2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6.4cm" svg:y="9.5cm">
          <text:p text:style-name="P1"><text:span text:style-name="T1">0,2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8.9cm" svg:y="9.5cm">
          <text:p text:style-name="P1"><text:span text:style-name="T1">0,28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1.4cm" svg:y="9.5cm">
          <text:p text:style-name="P1"><text:span text:style-name="T1">0,3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4.3cm" svg:y="9.5cm">
          <text:p text:style-name="P1"><text:span text:style-name="T1">0,4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1.1cm" svg:height="0.6cm" svg:x="3.5cm" svg:y="5.7cm">
          <text:p text:style-name="P1"><text:span text:style-name="T1">Піч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cm" svg:height="1cm" svg:x="3.1cm" svg:y="6.8cm">
          <text:p text:style-name="P1"><text:span text:style-name="T1">0,7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